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svg:stroke-width="0.02cm" draw:marker-start-width="0.23cm" draw:marker-end="Arrow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cm" fo:margin-right="0cm" fo:text-indent="0cm"/>
      <style:text-properties fo:color="#000000" fo:font-style="normal" style:font-style-asian="normal" style:font-style-complex="normal"/>
    </style:style>
    <style:style style:name="P4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5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0pt" style:font-size-asian="20pt" style:font-size-complex="20pt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color="#000000" fo:font-family="'Century Schoolbook L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T3" style:family="text">
      <style:text-properties fo:color="#000000"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path draw:style-name="gr1" draw:text-style-name="P1" draw:layer="layout" svg:width="3.476cm" svg:height="2.057cm" draw:transform="skewX (-0.0502654824574271) rotate (1.08123147161028) translate (1.79999956890713cm 4.49999979741873cm)" svg:viewBox="0 0 3477 2058" svg:d="m0 0c2483-1 3477 2058 3477 2058">
          <text:p/>
        </draw:path>
        <draw:custom-shape draw:style-name="gr2" draw:text-style-name="P1" draw:layer="layout" svg:width="0.618cm" svg:height="0.5cm" svg:x="2.982cm" svg:y="2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1cm" svg:y1="4.5cm" svg:x2="6.8cm" svg:y2="4.5cm">
          <text:p/>
        </draw:line>
        <draw:line draw:style-name="gr3" draw:text-style-name="P1" draw:layer="layout" svg:x1="1.8cm" svg:y1="5.9cm" svg:x2="1.8cm" svg:y2="0.75cm">
          <text:p/>
        </draw:line>
        <draw:line draw:style-name="gr4" draw:text-style-name="P1" draw:layer="layout" svg:x1="1.8cm" svg:y1="4.5cm" svg:x2="5.323cm" svg:y2="2.308cm">
          <text:p/>
        </draw:line>
        <draw:line draw:style-name="gr5" draw:text-style-name="P1" draw:layer="layout" svg:x1="5.3cm" svg:y1="2.2cm" svg:x2="5.323cm" svg:y2="4.6cm">
          <text:p/>
        </draw:line>
        <draw:line draw:style-name="gr5" draw:text-style-name="P1" draw:layer="layout" svg:x1="5.2cm" svg:y1="2.3cm" svg:x2="1.7cm" svg:y2="2.3cm">
          <text:p/>
        </draw:line>
        <draw:frame draw:style-name="gr6" draw:layer="layout" svg:width="0.8cm" svg:height="1cm" svg:x="3.598cm" svg:y="3.2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1cm" svg:height="1.25cm" svg:x="0.9cm" svg:y="4.5cm">
          <draw:text-box>
            <text:p text:style-name="P2"><text:span text:style-name="T1">O</text:span></text:p>
          </draw:text-box>
        </draw:frame>
        <draw:custom-shape draw:style-name="gr8" draw:text-style-name="P1" draw:layer="layout" svg:width="0.252cm" svg:height="0.241cm" svg:x="5.177cm" svg:y="2.16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4" draw:layer="layout" svg:width="1.6cm" svg:height="1.25cm" svg:x="5.8cm" svg:y="4.5cm">
          <draw:text-box>
            <text:p text:style-name="P2"><text:span text:style-name="T2">Re</text:span></text:p>
          </draw:text-box>
        </draw:frame>
        <draw:frame draw:style-name="gr9" draw:text-style-name="P5" draw:layer="layout" svg:width="1.1cm" svg:height="1.187cm" svg:x="2.9cm" svg:y="2.202cm">
          <draw:text-box>
            <text:p text:style-name="P2"><text:span text:style-name="T3">r</text:span></text:p>
          </draw:text-box>
        </draw:frame>
        <draw:path draw:style-name="gr10" draw:text-style-name="P1" draw:layer="layout" svg:width="0.999cm" svg:height="0.399cm" draw:transform="rotate (1.5707963267946) translate (3.30000000000208cm 4.50000000000083cm)" svg:viewBox="0 0 1000 400" svg:d="m0 400c500 0 1000-400 1000-400">
          <text:p/>
        </draw:path>
        <draw:frame draw:style-name="gr6" draw:layer="layout" svg:width="2.11cm" svg:height="0.682cm" svg:x="4.469cm" svg:y="1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639cm" svg:height="0.63cm" svg:x="5.069cm" svg:y="4.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1.009cm" svg:height="0.682cm" svg:x="0.669cm" svg:y="1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4" draw:layer="layout" svg:width="1.6cm" svg:height="1.25cm" svg:x="0.5cm" svg:y="0cm">
          <draw:text-box>
            <text:p text:style-name="P2"><text:span text:style-name="T2">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1-12-25T21:00:10</dc:date>
    <meta:editing-cycles>14</meta:editing-cycles>
    <meta:editing-duration>PT2H23M50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n>3</mn>
        <mo stretchy="false">+</mo>
        <msqrt>
          <mn>3</mn>
        </msqrt>
      </mrow>
      <mi>i</mi>
    </mrow>
    <annotation encoding="StarMath 5.0">3+sqrt{3}i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4/content.xml><?xml version="1.0" encoding="utf-8"?>
<math xmlns="http://www.w3.org/1998/Math/MathML">
  <semantics>
    <mn>3</mn>
    <annotation encoding="StarMath 5.0">3</annotation>
  </semantics>
</math>
</file>

<file path=Object 5/content.xml><?xml version="1.0" encoding="utf-8"?>
<math xmlns="http://www.w3.org/1998/Math/MathML">
  <semantics>
    <msqrt>
      <mn>3</mn>
    </msqrt>
    <annotation encoding="StarMath 5.0">sqrt{3}</annotation>
  </semantics>
</math>
</file>